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pitch="fixed"/>
    <style:font-face style:name="D050000L" svg:font-family="D050000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asa SemiBold" svg:font-family="'Rasa SemiBold'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Rasa SemiBold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74pt double #000000" style:border-line-width="0.0028in 0.0028in 0.0055in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MAT530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Quizzes</text:p>
          </table:table-cell>
          <table:table-cell table:style-name="ce1" office:value-type="string" calcext:value-type="string">
            <text:p>Midterms</text:p>
          </table:table-cell>
          <table:table-cell table:style-name="ce1" office:value-type="string" calcext:value-type="string">
            <text:p>Final</text:p>
          </table:table-cell>
          <table:table-cell table:style-name="ce1" office:value-type="string" calcext:value-type="string">
            <text:p>Overall</text:p>
          </table:table-cell>
          <table:table-cell table:style-name="ce1" table:number-columns-repeated="1020"/>
        </table:table-row>
        <table:table-row table:style-name="ro1">
          <table:table-cell table:number-columns-repeated="3" office:value-type="float" office:value="0.7" calcext:value-type="float">
            <text:p>0.7</text:p>
          </table:table-cell>
          <table:table-cell table:style-name="ce3" table:formula="of:=([.A14]* 0.2)+([.B14]*0.5)+([.C2]*0.3)" office:value-type="float" office:value="0.7" calcext:value-type="float">
            <text:p>0.7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.7" calcext:value-type="float">
            <text:p>0.7</text:p>
          </table:table-cell>
          <table:table-cell table:number-columns-repeated="102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02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formula="of:=AVERAGE([.A2:.A13])" office:value-type="float" office:value="0.7" calcext:value-type="float">
            <text:p>0.7</text:p>
          </table:table-cell>
          <table:table-cell table:formula="of:=AVERAGE([.B2:.B3])" office:value-type="float" office:value="0.7" calcext:value-type="float">
            <text:p>0.7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pitch="fixed"/>
    <style:font-face style:name="D050000L" svg:font-family="D050000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asa SemiBold" svg:font-family="'Rasa SemiBold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9T11:33:42.583648021</dc:date>
    <meta:editing-duration>PT10M42S</meta:editing-duration>
    <meta:editing-cycles>1</meta:editing-cycles>
    <meta:document-statistic meta:table-count="1" meta:cell-count="13" meta:object-count="0"/>
    <meta:generator>LibreOffice/7.3.7.2$Linux_X86_64 LibreOffice_project/30$Build-2</meta:generator>
  </office:meta>
</office:document-meta>
</file>